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LC_underdamped_R1K" table:style-name="ta1">
        <table:shapes>
          <draw:frame draw:z-index="0" draw:style-name="gr1" draw:text-style-name="P1" svg:width="636.07pt" svg:height="445.18pt" svg:x="640.09pt" svg:y="15233.33pt">
            <loext:p draw:notify-on-update-of-ranges="RLC_underdamped_R1K.A1:RLC_underdamped_R1K.A1 RLC_underdamped_R1K.A2:RLC_underdamped_R1K.A1191 RLC_underdamped_R1K.B1:RLC_underdamped_R1K.B1 RLC_underdamped_R1K.B2:RLC_underdamped_R1K.B1191 RLC_underdamped_R1K.A1:RLC_underdamped_R1K.A1 RLC_underdamped_R1K.A2:RLC_underdamped_R1K.A1191 RLC_underdamped_R1K.C1:RLC_underdamped_R1K.C1 RLC_underdamped_R1K.C2:RLC_underdamped_R1K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0042" calcext:value-type="float">
            <text:p>0.00000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0126" calcext:value-type="float">
            <text:p>0.00000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021" calcext:value-type="float">
            <text:p>0.000002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0294" calcext:value-type="float">
            <text:p>0.00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0378" calcext:value-type="float">
            <text:p>0.00000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00462" calcext:value-type="float">
            <text:p>0.000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0546" calcext:value-type="float">
            <text:p>0.000005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63" calcext:value-type="float">
            <text:p>0.000006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714" calcext:value-type="float">
            <text:p>0.000007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0798" calcext:value-type="float">
            <text:p>0.000007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0882" calcext:value-type="float">
            <text:p>0.00000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0966" calcext:value-type="float">
            <text:p>0.000009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0105" calcext:value-type="float">
            <text:p>0.000010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1134" calcext:value-type="float">
            <text:p>0.000011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1218" calcext:value-type="float">
            <text:p>0.000012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386" calcext:value-type="float">
            <text:p>0.000013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47" calcext:value-type="float">
            <text:p>0.000014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554" calcext:value-type="float">
            <text:p>0.000015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638" calcext:value-type="float">
            <text:p>0.00001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722" calcext:value-type="float">
            <text:p>0.00001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806" calcext:value-type="float">
            <text:p>0.00001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89" calcext:value-type="float">
            <text:p>0.00001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974" calcext:value-type="float">
            <text:p>0.000019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2058" calcext:value-type="float">
            <text:p>0.000020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142" calcext:value-type="float">
            <text:p>0.000021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2226" calcext:value-type="float">
            <text:p>0.000022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31" calcext:value-type="float">
            <text:p>0.00002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394" calcext:value-type="float">
            <text:p>0.00002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478" calcext:value-type="float">
            <text:p>0.00002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562" calcext:value-type="float">
            <text:p>0.000025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2646" calcext:value-type="float">
            <text:p>0.000026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73" calcext:value-type="float">
            <text:p>0.000027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2814" calcext:value-type="float">
            <text:p>0.000028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898" calcext:value-type="float">
            <text:p>0.000028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982" calcext:value-type="float">
            <text:p>0.00002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066" calcext:value-type="float">
            <text:p>0.000030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15" calcext:value-type="float">
            <text:p>0.000031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234" calcext:value-type="float">
            <text:p>0.000032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318" calcext:value-type="float">
            <text:p>0.000033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402" calcext:value-type="float">
            <text:p>0.000034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3486" calcext:value-type="float">
            <text:p>0.000034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57" calcext:value-type="float">
            <text:p>0.000035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654" calcext:value-type="float">
            <text:p>0.000036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738" calcext:value-type="float">
            <text:p>0.000037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822" calcext:value-type="float">
            <text:p>0.000038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906" calcext:value-type="float">
            <text:p>0.000039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99" calcext:value-type="float">
            <text:p>0.000039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074" calcext:value-type="float">
            <text:p>0.000040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158" calcext:value-type="float">
            <text:p>0.000041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242" calcext:value-type="float">
            <text:p>0.000042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326" calcext:value-type="float">
            <text:p>0.000043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41" calcext:value-type="float">
            <text:p>0.000044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494" calcext:value-type="float">
            <text:p>0.000044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578" calcext:value-type="float">
            <text:p>0.000045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662" calcext:value-type="float">
            <text:p>0.000046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746" calcext:value-type="float">
            <text:p>0.000047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83" calcext:value-type="float">
            <text:p>0.000048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914" calcext:value-type="float">
            <text:p>0.000049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998" calcext:value-type="float">
            <text:p>0.000049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05082" calcext:value-type="float">
            <text:p>0.000050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05166" calcext:value-type="float">
            <text:p>0.00005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525" calcext:value-type="float">
            <text:p>0.00005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5334" calcext:value-type="float">
            <text:p>0.000053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5418" calcext:value-type="float">
            <text:p>0.000054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5502" calcext:value-type="float">
            <text:p>0.000055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05586" calcext:value-type="float">
            <text:p>0.000055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0567" calcext:value-type="float">
            <text:p>0.000056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05754" calcext:value-type="float">
            <text:p>0.000057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05838" calcext:value-type="float">
            <text:p>0.000058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05922" calcext:value-type="float">
            <text:p>0.00005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06006" calcext:value-type="float">
            <text:p>0.000060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0609" calcext:value-type="float">
            <text:p>0.000060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06174" calcext:value-type="float">
            <text:p>0.000061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06258" calcext:value-type="float">
            <text:p>0.000062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6342" calcext:value-type="float">
            <text:p>0.00006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6426" calcext:value-type="float">
            <text:p>0.000064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0651" calcext:value-type="float">
            <text:p>0.00006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6594" calcext:value-type="float">
            <text:p>0.00006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6678" calcext:value-type="float">
            <text:p>0.00006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6762" calcext:value-type="float">
            <text:p>0.000067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6846" calcext:value-type="float">
            <text:p>0.000068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0693" calcext:value-type="float">
            <text:p>0.00006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07014" calcext:value-type="float">
            <text:p>0.000070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7098" calcext:value-type="float">
            <text:p>0.000070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7182" calcext:value-type="float">
            <text:p>0.000071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7266" calcext:value-type="float">
            <text:p>0.00007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0735" calcext:value-type="float">
            <text:p>0.00007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07434" calcext:value-type="float">
            <text:p>0.00007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07518" calcext:value-type="float">
            <text:p>0.00007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7602" calcext:value-type="float">
            <text:p>0.00007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07686" calcext:value-type="float">
            <text:p>0.00007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0777" calcext:value-type="float">
            <text:p>0.00007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07854" calcext:value-type="float">
            <text:p>0.00007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7938" calcext:value-type="float">
            <text:p>0.00007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8022" calcext:value-type="float">
            <text:p>0.000080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106" calcext:value-type="float">
            <text:p>0.000081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819" calcext:value-type="float">
            <text:p>0.000081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8274" calcext:value-type="float">
            <text:p>0.000082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8358" calcext:value-type="float">
            <text:p>0.000083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8442" calcext:value-type="float">
            <text:p>0.000084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8526" calcext:value-type="float">
            <text:p>0.000085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861" calcext:value-type="float">
            <text:p>0.000086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8694" calcext:value-type="float">
            <text:p>0.000086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8778" calcext:value-type="float">
            <text:p>0.000087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8862" calcext:value-type="float">
            <text:p>0.000088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946" calcext:value-type="float">
            <text:p>0.000089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903" calcext:value-type="float">
            <text:p>0.000090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9114" calcext:value-type="float">
            <text:p>0.000091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9198" calcext:value-type="float">
            <text:p>0.00009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9282" calcext:value-type="float">
            <text:p>0.00009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9366" calcext:value-type="float">
            <text:p>0.00009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945" calcext:value-type="float">
            <text:p>0.000094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9534" calcext:value-type="float">
            <text:p>0.00009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9618" calcext:value-type="float">
            <text:p>0.000096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9702" calcext:value-type="float">
            <text:p>0.000097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786" calcext:value-type="float">
            <text:p>0.000097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987" calcext:value-type="float">
            <text:p>0.00009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9954" calcext:value-type="float">
            <text:p>0.000099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0038" calcext:value-type="float">
            <text:p>0.000100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0122" calcext:value-type="float">
            <text:p>0.000101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0206" calcext:value-type="float">
            <text:p>0.000102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029" calcext:value-type="float">
            <text:p>0.000102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0374" calcext:value-type="float">
            <text:p>0.000103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0458" calcext:value-type="float">
            <text:p>0.000104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0542" calcext:value-type="float">
            <text:p>0.000105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626" calcext:value-type="float">
            <text:p>0.000106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71" calcext:value-type="float">
            <text:p>0.000107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0794" calcext:value-type="float">
            <text:p>0.000107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0878" calcext:value-type="float">
            <text:p>0.000108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0962" calcext:value-type="float">
            <text:p>0.000109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1046" calcext:value-type="float">
            <text:p>0.000110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113" calcext:value-type="float">
            <text:p>0.000111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1214" calcext:value-type="float">
            <text:p>0.000112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1298" calcext:value-type="float">
            <text:p>0.000112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382" calcext:value-type="float">
            <text:p>0.000113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466" calcext:value-type="float">
            <text:p>0.000114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55" calcext:value-type="float">
            <text:p>0.000115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634" calcext:value-type="float">
            <text:p>0.000116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718" calcext:value-type="float">
            <text:p>0.000117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802" calcext:value-type="float">
            <text:p>0.000118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886" calcext:value-type="float">
            <text:p>0.000118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97" calcext:value-type="float">
            <text:p>0.000119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2054" calcext:value-type="float">
            <text:p>0.000120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138" calcext:value-type="float">
            <text:p>0.000121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222" calcext:value-type="float">
            <text:p>0.000122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306" calcext:value-type="float">
            <text:p>0.000123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39" calcext:value-type="float">
            <text:p>0.000123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474" calcext:value-type="float">
            <text:p>0.0001247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2558" calcext:value-type="float">
            <text:p>0.000125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2642" calcext:value-type="float">
            <text:p>0.0001264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2726" calcext:value-type="float">
            <text:p>0.000127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81" calcext:value-type="float">
            <text:p>0.000128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2894" calcext:value-type="float">
            <text:p>0.000128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978" calcext:value-type="float">
            <text:p>0.000129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062" calcext:value-type="float">
            <text:p>0.000130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146" calcext:value-type="float">
            <text:p>0.000131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23" calcext:value-type="float">
            <text:p>0.000132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314" calcext:value-type="float">
            <text:p>0.000133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398" calcext:value-type="float">
            <text:p>0.000133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482" calcext:value-type="float">
            <text:p>0.000134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566" calcext:value-type="float">
            <text:p>0.000135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65" calcext:value-type="float">
            <text:p>0.000136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734" calcext:value-type="float">
            <text:p>0.000137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818" calcext:value-type="float">
            <text:p>0.000138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902" calcext:value-type="float">
            <text:p>0.000139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986" calcext:value-type="float">
            <text:p>0.000139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07" calcext:value-type="float">
            <text:p>0.000140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154" calcext:value-type="float">
            <text:p>0.000141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238" calcext:value-type="float">
            <text:p>0.000142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322" calcext:value-type="float">
            <text:p>0.000143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406" calcext:value-type="float">
            <text:p>0.000144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49" calcext:value-type="float">
            <text:p>0.000144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574" calcext:value-type="float">
            <text:p>0.000145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658" calcext:value-type="float">
            <text:p>0.000146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742" calcext:value-type="float">
            <text:p>0.000147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826" calcext:value-type="float">
            <text:p>0.000148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91" calcext:value-type="float">
            <text:p>0.000149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994" calcext:value-type="float">
            <text:p>0.000149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5078" calcext:value-type="float">
            <text:p>0.000150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5162" calcext:value-type="float">
            <text:p>0.000151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5246" calcext:value-type="float">
            <text:p>0.0001524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533" calcext:value-type="float">
            <text:p>0.000153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5414" calcext:value-type="float">
            <text:p>0.0001541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5498" calcext:value-type="float">
            <text:p>0.000154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5582" calcext:value-type="float">
            <text:p>0.0001558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15666" calcext:value-type="float">
            <text:p>0.000156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575" calcext:value-type="float">
            <text:p>0.000157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653265" calcext:value-type="float">
            <text:p>-1.0653265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85427" calcext:value-type="float">
            <text:p>-1.085427</text:p>
          </table:table-cell>
        </table:table-row>
        <table:table-row table:style-name="ro1">
          <table:table-cell office:value-type="float" office:value="0.00015834" calcext:value-type="float">
            <text:p>0.000158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125628" calcext:value-type="float">
            <text:p>-1.125628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125628" calcext:value-type="float">
            <text:p>-1.125628</text:p>
          </table:table-cell>
        </table:table-row>
        <table:table-row table:style-name="ro1">
          <table:table-cell office:value-type="float" office:value="0.00015918" calcext:value-type="float">
            <text:p>0.000159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125628" calcext:value-type="float">
            <text:p>-1.125628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1055275" calcext:value-type="float">
            <text:p>-1.1055275</text:p>
          </table:table-cell>
        </table:table-row>
        <table:table-row table:style-name="ro1">
          <table:table-cell office:value-type="float" office:value="0.00016002" calcext:value-type="float">
            <text:p>0.000160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85427" calcext:value-type="float">
            <text:p>-1.085427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16086" calcext:value-type="float">
            <text:p>0.000160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1617" calcext:value-type="float">
            <text:p>0.000161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6254" calcext:value-type="float">
            <text:p>0.000162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6338" calcext:value-type="float">
            <text:p>0.000163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16422" calcext:value-type="float">
            <text:p>0.000164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16506" calcext:value-type="float">
            <text:p>0.000165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659" calcext:value-type="float">
            <text:p>0.000165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6674" calcext:value-type="float">
            <text:p>0.000166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6758" calcext:value-type="float">
            <text:p>0.000167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6842" calcext:value-type="float">
            <text:p>0.000168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6926" calcext:value-type="float">
            <text:p>0.000169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1701" calcext:value-type="float">
            <text:p>0.000170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17094" calcext:value-type="float">
            <text:p>0.000170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7178" calcext:value-type="float">
            <text:p>0.000171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7262" calcext:value-type="float">
            <text:p>0.000172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7346" calcext:value-type="float">
            <text:p>0.000173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1743" calcext:value-type="float">
            <text:p>0.000174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17514" calcext:value-type="float">
            <text:p>0.000175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17598" calcext:value-type="float">
            <text:p>0.000175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7682" calcext:value-type="float">
            <text:p>0.000176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17766" calcext:value-type="float">
            <text:p>0.000177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1785" calcext:value-type="float">
            <text:p>0.000178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17934" calcext:value-type="float">
            <text:p>0.000179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8018" calcext:value-type="float">
            <text:p>0.000180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102" calcext:value-type="float">
            <text:p>0.000181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18186" calcext:value-type="float">
            <text:p>0.000181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827" calcext:value-type="float">
            <text:p>0.000182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8354" calcext:value-type="float">
            <text:p>0.000183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8438" calcext:value-type="float">
            <text:p>0.000184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18522" calcext:value-type="float">
            <text:p>0.000185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8606" calcext:value-type="float">
            <text:p>0.000186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869" calcext:value-type="float">
            <text:p>0.000186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8774" calcext:value-type="float">
            <text:p>0.000187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18858" calcext:value-type="float">
            <text:p>0.000188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942" calcext:value-type="float">
            <text:p>0.000189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9026" calcext:value-type="float">
            <text:p>0.000190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911" calcext:value-type="float">
            <text:p>0.000191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9194" calcext:value-type="float">
            <text:p>0.000191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9278" calcext:value-type="float">
            <text:p>0.000192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9362" calcext:value-type="float">
            <text:p>0.000193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9446" calcext:value-type="float">
            <text:p>0.000194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953" calcext:value-type="float">
            <text:p>0.000195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9614" calcext:value-type="float">
            <text:p>0.000196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9698" calcext:value-type="float">
            <text:p>0.000196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782" calcext:value-type="float">
            <text:p>0.000197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866" calcext:value-type="float">
            <text:p>0.000198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1995" calcext:value-type="float">
            <text:p>0.000199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0034" calcext:value-type="float">
            <text:p>0.000200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0118" calcext:value-type="float">
            <text:p>0.000201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0202" calcext:value-type="float">
            <text:p>0.000202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0286" calcext:value-type="float">
            <text:p>0.000202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037" calcext:value-type="float">
            <text:p>0.000203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0454" calcext:value-type="float">
            <text:p>0.000204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0538" calcext:value-type="float">
            <text:p>0.000205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0622" calcext:value-type="float">
            <text:p>0.000206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0706" calcext:value-type="float">
            <text:p>0.000207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079" calcext:value-type="float">
            <text:p>0.000207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0874" calcext:value-type="float">
            <text:p>0.000208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0958" calcext:value-type="float">
            <text:p>0.000209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21042" calcext:value-type="float">
            <text:p>0.00021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1126" calcext:value-type="float">
            <text:p>0.000211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2121" calcext:value-type="float">
            <text:p>0.000212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1294" calcext:value-type="float">
            <text:p>0.000212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378" calcext:value-type="float">
            <text:p>0.00021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462" calcext:value-type="float">
            <text:p>0.00021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546" calcext:value-type="float">
            <text:p>0.000215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63" calcext:value-type="float">
            <text:p>0.000216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714" calcext:value-type="float">
            <text:p>0.000217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798" calcext:value-type="float">
            <text:p>0.000217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882" calcext:value-type="float">
            <text:p>0.00021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1966" calcext:value-type="float">
            <text:p>0.000219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205" calcext:value-type="float">
            <text:p>0.000220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2134" calcext:value-type="float">
            <text:p>0.000221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2218" calcext:value-type="float">
            <text:p>0.000222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302" calcext:value-type="float">
            <text:p>0.000223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386" calcext:value-type="float">
            <text:p>0.000223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47" calcext:value-type="float">
            <text:p>0.000224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554" calcext:value-type="float">
            <text:p>0.000225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638" calcext:value-type="float">
            <text:p>0.00022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722" calcext:value-type="float">
            <text:p>0.000227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806" calcext:value-type="float">
            <text:p>0.00022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974" calcext:value-type="float">
            <text:p>0.000229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058" calcext:value-type="float">
            <text:p>0.000230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142" calcext:value-type="float">
            <text:p>0.000231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226" calcext:value-type="float">
            <text:p>0.000232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31" calcext:value-type="float">
            <text:p>0.00023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394" calcext:value-type="float">
            <text:p>0.00023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3478" calcext:value-type="float">
            <text:p>0.00023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562" calcext:value-type="float">
            <text:p>0.000235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3646" calcext:value-type="float">
            <text:p>0.000236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73" calcext:value-type="float">
            <text:p>0.000237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814" calcext:value-type="float">
            <text:p>0.000238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898" calcext:value-type="float">
            <text:p>0.000238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982" calcext:value-type="float">
            <text:p>0.00023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066" calcext:value-type="float">
            <text:p>0.000240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15" calcext:value-type="float">
            <text:p>0.000241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234" calcext:value-type="float">
            <text:p>0.000242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318" calcext:value-type="float">
            <text:p>0.000243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402" calcext:value-type="float">
            <text:p>0.000244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486" calcext:value-type="float">
            <text:p>0.000244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57" calcext:value-type="float">
            <text:p>0.000245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654" calcext:value-type="float">
            <text:p>0.000246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738" calcext:value-type="float">
            <text:p>0.000247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822" calcext:value-type="float">
            <text:p>0.000248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906" calcext:value-type="float">
            <text:p>0.000249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99" calcext:value-type="float">
            <text:p>0.000249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5074" calcext:value-type="float">
            <text:p>0.0002507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25158" calcext:value-type="float">
            <text:p>0.0002515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5242" calcext:value-type="float">
            <text:p>0.000252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541" calcext:value-type="float">
            <text:p>0.0002541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5494" calcext:value-type="float">
            <text:p>0.000254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5578" calcext:value-type="float">
            <text:p>0.000255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25662" calcext:value-type="float">
            <text:p>0.000256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25746" calcext:value-type="float">
            <text:p>0.000257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2583" calcext:value-type="float">
            <text:p>0.000258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25914" calcext:value-type="float">
            <text:p>0.000259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25998" calcext:value-type="float">
            <text:p>0.000259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26082" calcext:value-type="float">
            <text:p>0.0002608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26166" calcext:value-type="float">
            <text:p>0.000261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2625" calcext:value-type="float">
            <text:p>0.000262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6334" calcext:value-type="float">
            <text:p>0.000263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6418" calcext:value-type="float">
            <text:p>0.000264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26502" calcext:value-type="float">
            <text:p>0.000265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6586" calcext:value-type="float">
            <text:p>0.000265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667" calcext:value-type="float">
            <text:p>0.00026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6754" calcext:value-type="float">
            <text:p>0.000267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6838" calcext:value-type="float">
            <text:p>0.000268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26922" calcext:value-type="float">
            <text:p>0.000269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27006" calcext:value-type="float">
            <text:p>0.000270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709" calcext:value-type="float">
            <text:p>0.000270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7174" calcext:value-type="float">
            <text:p>0.0002717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7258" calcext:value-type="float">
            <text:p>0.000272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7342" calcext:value-type="float">
            <text:p>0.00027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27426" calcext:value-type="float">
            <text:p>0.000274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2751" calcext:value-type="float">
            <text:p>0.000275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27594" calcext:value-type="float">
            <text:p>0.00027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27678" calcext:value-type="float">
            <text:p>0.00027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27762" calcext:value-type="float">
            <text:p>0.000277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27846" calcext:value-type="float">
            <text:p>0.000278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793" calcext:value-type="float">
            <text:p>0.00027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8014" calcext:value-type="float">
            <text:p>0.00028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098" calcext:value-type="float">
            <text:p>0.000280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8182" calcext:value-type="float">
            <text:p>0.00028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28266" calcext:value-type="float">
            <text:p>0.00028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835" calcext:value-type="float">
            <text:p>0.00028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8434" calcext:value-type="float">
            <text:p>0.000284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8518" calcext:value-type="float">
            <text:p>0.00028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28602" calcext:value-type="float">
            <text:p>0.00028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28686" calcext:value-type="float">
            <text:p>0.00028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2877" calcext:value-type="float">
            <text:p>0.000287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28854" calcext:value-type="float">
            <text:p>0.00028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938" calcext:value-type="float">
            <text:p>0.000289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9022" calcext:value-type="float">
            <text:p>0.000290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9106" calcext:value-type="float">
            <text:p>0.000291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919" calcext:value-type="float">
            <text:p>0.000291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9274" calcext:value-type="float">
            <text:p>0.000292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9358" calcext:value-type="float">
            <text:p>0.000293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9442" calcext:value-type="float">
            <text:p>0.000294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9526" calcext:value-type="float">
            <text:p>0.000295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961" calcext:value-type="float">
            <text:p>0.000296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9694" calcext:value-type="float">
            <text:p>0.000296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778" calcext:value-type="float">
            <text:p>0.000297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9862" calcext:value-type="float">
            <text:p>0.000298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29946" calcext:value-type="float">
            <text:p>0.000299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003" calcext:value-type="float">
            <text:p>0.000300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0114" calcext:value-type="float">
            <text:p>0.000301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0198" calcext:value-type="float">
            <text:p>0.00030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0282" calcext:value-type="float">
            <text:p>0.00030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0366" calcext:value-type="float">
            <text:p>0.000303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045" calcext:value-type="float">
            <text:p>0.000304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0534" calcext:value-type="float">
            <text:p>0.00030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618" calcext:value-type="float">
            <text:p>0.000306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702" calcext:value-type="float">
            <text:p>0.000307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786" calcext:value-type="float">
            <text:p>0.000307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087" calcext:value-type="float">
            <text:p>0.00030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0954" calcext:value-type="float">
            <text:p>0.000309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31038" calcext:value-type="float">
            <text:p>0.000310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31122" calcext:value-type="float">
            <text:p>0.000311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31206" calcext:value-type="float">
            <text:p>0.000312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129" calcext:value-type="float">
            <text:p>0.000312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374" calcext:value-type="float">
            <text:p>0.000313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458" calcext:value-type="float">
            <text:p>0.000314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542" calcext:value-type="float">
            <text:p>0.000315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626" calcext:value-type="float">
            <text:p>0.000316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71" calcext:value-type="float">
            <text:p>0.000317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794" calcext:value-type="float">
            <text:p>0.000317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878" calcext:value-type="float">
            <text:p>0.000318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962" calcext:value-type="float">
            <text:p>0.000319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046" calcext:value-type="float">
            <text:p>0.000320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13" calcext:value-type="float">
            <text:p>0.000321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214" calcext:value-type="float">
            <text:p>0.000322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298" calcext:value-type="float">
            <text:p>0.000322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382" calcext:value-type="float">
            <text:p>0.000323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466" calcext:value-type="float">
            <text:p>0.000324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55" calcext:value-type="float">
            <text:p>0.000325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2634" calcext:value-type="float">
            <text:p>0.000326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718" calcext:value-type="float">
            <text:p>0.000327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2802" calcext:value-type="float">
            <text:p>0.000328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2886" calcext:value-type="float">
            <text:p>0.000328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97" calcext:value-type="float">
            <text:p>0.000329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054" calcext:value-type="float">
            <text:p>0.000330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138" calcext:value-type="float">
            <text:p>0.000331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222" calcext:value-type="float">
            <text:p>0.000332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306" calcext:value-type="float">
            <text:p>0.000333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39" calcext:value-type="float">
            <text:p>0.000333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474" calcext:value-type="float">
            <text:p>0.000334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558" calcext:value-type="float">
            <text:p>0.000335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642" calcext:value-type="float">
            <text:p>0.000336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726" calcext:value-type="float">
            <text:p>0.000337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81" calcext:value-type="float">
            <text:p>0.000338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894" calcext:value-type="float">
            <text:p>0.0003389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978" calcext:value-type="float">
            <text:p>0.000339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062" calcext:value-type="float">
            <text:p>0.000340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146" calcext:value-type="float">
            <text:p>0.000341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23" calcext:value-type="float">
            <text:p>0.000342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314" calcext:value-type="float">
            <text:p>0.000343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398" calcext:value-type="float">
            <text:p>0.000343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482" calcext:value-type="float">
            <text:p>0.000344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566" calcext:value-type="float">
            <text:p>0.000345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65" calcext:value-type="float">
            <text:p>0.000346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734" calcext:value-type="float">
            <text:p>0.000347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818" calcext:value-type="float">
            <text:p>0.000348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902" calcext:value-type="float">
            <text:p>0.000349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986" calcext:value-type="float">
            <text:p>0.000349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-0.385929648" calcext:value-type="float">
            <text:p>-0.385929648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507" calcext:value-type="float">
            <text:p>0.000350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5154" calcext:value-type="float">
            <text:p>0.000351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35238" calcext:value-type="float">
            <text:p>0.000352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5322" calcext:value-type="float">
            <text:p>0.0003532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5406" calcext:value-type="float">
            <text:p>0.000354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549" calcext:value-type="float">
            <text:p>0.000354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5574" calcext:value-type="float">
            <text:p>0.0003557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35658" calcext:value-type="float">
            <text:p>0.000356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35742" calcext:value-type="float">
            <text:p>0.000357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85427" calcext:value-type="float">
            <text:p>-1.085427</text:p>
          </table:table-cell>
        </table:table-row>
        <table:table-row table:style-name="ro1">
          <table:table-cell office:value-type="float" office:value="0.00035826" calcext:value-type="float">
            <text:p>0.000358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125628" calcext:value-type="float">
            <text:p>-1.125628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1457285" calcext:value-type="float">
            <text:p>-1.1457285</text:p>
          </table:table-cell>
        </table:table-row>
        <table:table-row table:style-name="ro1">
          <table:table-cell office:value-type="float" office:value="0.0003591" calcext:value-type="float">
            <text:p>0.000359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1457285" calcext:value-type="float">
            <text:p>-1.1457285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1055275" calcext:value-type="float">
            <text:p>-1.1055275</text:p>
          </table:table-cell>
        </table:table-row>
        <table:table-row table:style-name="ro1">
          <table:table-cell office:value-type="float" office:value="0.00035994" calcext:value-type="float">
            <text:p>0.000359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1055275" calcext:value-type="float">
            <text:p>-1.1055275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36078" calcext:value-type="float">
            <text:p>0.000360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05025" calcext:value-type="float">
            <text:p>-1.00502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36162" calcext:value-type="float">
            <text:p>0.000361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36246" calcext:value-type="float">
            <text:p>0.000362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633" calcext:value-type="float">
            <text:p>0.000363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6414" calcext:value-type="float">
            <text:p>0.000364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6498" calcext:value-type="float">
            <text:p>0.000364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6582" calcext:value-type="float">
            <text:p>0.000365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6666" calcext:value-type="float">
            <text:p>0.000366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6834" calcext:value-type="float">
            <text:p>0.000368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36918" calcext:value-type="float">
            <text:p>0.000369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7002" calcext:value-type="float">
            <text:p>0.000370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7086" calcext:value-type="float">
            <text:p>0.000370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717" calcext:value-type="float">
            <text:p>0.000371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7254" calcext:value-type="float">
            <text:p>0.000372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7338" calcext:value-type="float">
            <text:p>0.000373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37506" calcext:value-type="float">
            <text:p>0.000375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3759" calcext:value-type="float">
            <text:p>0.000375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37674" calcext:value-type="float">
            <text:p>0.000376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37758" calcext:value-type="float">
            <text:p>0.000377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37842" calcext:value-type="float">
            <text:p>0.000378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37926" calcext:value-type="float">
            <text:p>0.000379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801" calcext:value-type="float">
            <text:p>0.000380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094" calcext:value-type="float">
            <text:p>0.000380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38178" calcext:value-type="float">
            <text:p>0.000381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8262" calcext:value-type="float">
            <text:p>0.000382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8346" calcext:value-type="float">
            <text:p>0.000383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843" calcext:value-type="float">
            <text:p>0.000384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8514" calcext:value-type="float">
            <text:p>0.000385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8598" calcext:value-type="float">
            <text:p>0.000385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8682" calcext:value-type="float">
            <text:p>0.000386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8766" calcext:value-type="float">
            <text:p>0.000387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885" calcext:value-type="float">
            <text:p>0.000388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934" calcext:value-type="float">
            <text:p>0.000389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9018" calcext:value-type="float">
            <text:p>0.000390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9102" calcext:value-type="float">
            <text:p>0.000391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9186" calcext:value-type="float">
            <text:p>0.000391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927" calcext:value-type="float">
            <text:p>0.000392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9354" calcext:value-type="float">
            <text:p>0.000393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9438" calcext:value-type="float">
            <text:p>0.000394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9522" calcext:value-type="float">
            <text:p>0.000395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9606" calcext:value-type="float">
            <text:p>0.000396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969" calcext:value-type="float">
            <text:p>0.000396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774" calcext:value-type="float">
            <text:p>0.000397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858" calcext:value-type="float">
            <text:p>0.000398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9942" calcext:value-type="float">
            <text:p>0.000399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0026" calcext:value-type="float">
            <text:p>0.000400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4011" calcext:value-type="float">
            <text:p>0.000401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40194" calcext:value-type="float">
            <text:p>0.000401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40278" calcext:value-type="float">
            <text:p>0.000402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0362" calcext:value-type="float">
            <text:p>0.000403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40446" calcext:value-type="float">
            <text:p>0.000404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53" calcext:value-type="float">
            <text:p>0.000405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614" calcext:value-type="float">
            <text:p>0.000406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698" calcext:value-type="float">
            <text:p>0.000406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0782" calcext:value-type="float">
            <text:p>0.000407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0866" calcext:value-type="float">
            <text:p>0.000408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095" calcext:value-type="float">
            <text:p>0.000409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1034" calcext:value-type="float">
            <text:p>0.000410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1118" calcext:value-type="float">
            <text:p>0.000411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1202" calcext:value-type="float">
            <text:p>0.000412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1286" calcext:value-type="float">
            <text:p>0.000412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37" calcext:value-type="float">
            <text:p>0.000413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454" calcext:value-type="float">
            <text:p>0.000414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538" calcext:value-type="float">
            <text:p>0.000415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622" calcext:value-type="float">
            <text:p>0.000416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1706" calcext:value-type="float">
            <text:p>0.000417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4179" calcext:value-type="float">
            <text:p>0.000417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41874" calcext:value-type="float">
            <text:p>0.000418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1958" calcext:value-type="float">
            <text:p>0.000419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2042" calcext:value-type="float">
            <text:p>0.00042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2126" calcext:value-type="float">
            <text:p>0.00042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21" calcext:value-type="float">
            <text:p>0.000422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294" calcext:value-type="float">
            <text:p>0.00042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378" calcext:value-type="float">
            <text:p>0.00042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462" calcext:value-type="float">
            <text:p>0.00042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546" calcext:value-type="float">
            <text:p>0.000425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63" calcext:value-type="float">
            <text:p>0.00042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2714" calcext:value-type="float">
            <text:p>0.000427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798" calcext:value-type="float">
            <text:p>0.000427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882" calcext:value-type="float">
            <text:p>0.00042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966" calcext:value-type="float">
            <text:p>0.00042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05" calcext:value-type="float">
            <text:p>0.000430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134" calcext:value-type="float">
            <text:p>0.000431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218" calcext:value-type="float">
            <text:p>0.000432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302" calcext:value-type="float">
            <text:p>0.000433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386" calcext:value-type="float">
            <text:p>0.000433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47" calcext:value-type="float">
            <text:p>0.000434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554" calcext:value-type="float">
            <text:p>0.000435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638" calcext:value-type="float">
            <text:p>0.00043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3722" calcext:value-type="float">
            <text:p>0.000437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3806" calcext:value-type="float">
            <text:p>0.00043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89" calcext:value-type="float">
            <text:p>0.000438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974" calcext:value-type="float">
            <text:p>0.000439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058" calcext:value-type="float">
            <text:p>0.000440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142" calcext:value-type="float">
            <text:p>0.000441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226" calcext:value-type="float">
            <text:p>0.000442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31" calcext:value-type="float">
            <text:p>0.00044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394" calcext:value-type="float">
            <text:p>0.000443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478" calcext:value-type="float">
            <text:p>0.00044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562" calcext:value-type="float">
            <text:p>0.000445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646" calcext:value-type="float">
            <text:p>0.000446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73" calcext:value-type="float">
            <text:p>0.000447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814" calcext:value-type="float">
            <text:p>0.000448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898" calcext:value-type="float">
            <text:p>0.000448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982" calcext:value-type="float">
            <text:p>0.00044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5066" calcext:value-type="float">
            <text:p>0.00045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4515" calcext:value-type="float">
            <text:p>0.000451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5234" calcext:value-type="float">
            <text:p>0.000452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5318" calcext:value-type="float">
            <text:p>0.000453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45402" calcext:value-type="float">
            <text:p>0.000454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45486" calcext:value-type="float">
            <text:p>0.0004548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4557" calcext:value-type="float">
            <text:p>0.000455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45654" calcext:value-type="float">
            <text:p>0.000456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45738" calcext:value-type="float">
            <text:p>0.000457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45822" calcext:value-type="float">
            <text:p>0.000458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45906" calcext:value-type="float">
            <text:p>0.000459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4599" calcext:value-type="float">
            <text:p>0.000459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46074" calcext:value-type="float">
            <text:p>0.000460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46158" calcext:value-type="float">
            <text:p>0.000461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46242" calcext:value-type="float">
            <text:p>0.000462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6326" calcext:value-type="float">
            <text:p>0.000463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4641" calcext:value-type="float">
            <text:p>0.000464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46494" calcext:value-type="float">
            <text:p>0.000464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6578" calcext:value-type="float">
            <text:p>0.000465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46662" calcext:value-type="float">
            <text:p>0.00046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6746" calcext:value-type="float">
            <text:p>0.00046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683" calcext:value-type="float">
            <text:p>0.000468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46914" calcext:value-type="float">
            <text:p>0.000469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46998" calcext:value-type="float">
            <text:p>0.000469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47082" calcext:value-type="float">
            <text:p>0.000470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47166" calcext:value-type="float">
            <text:p>0.000471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4725" calcext:value-type="float">
            <text:p>0.00047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47334" calcext:value-type="float">
            <text:p>0.000473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47418" calcext:value-type="float">
            <text:p>0.000474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47502" calcext:value-type="float">
            <text:p>0.000475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47586" calcext:value-type="float">
            <text:p>0.00047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4767" calcext:value-type="float">
            <text:p>0.000476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47754" calcext:value-type="float">
            <text:p>0.00047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47838" calcext:value-type="float">
            <text:p>0.00047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47922" calcext:value-type="float">
            <text:p>0.00047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8006" calcext:value-type="float">
            <text:p>0.000480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09" calcext:value-type="float">
            <text:p>0.000480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48174" calcext:value-type="float">
            <text:p>0.000481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48258" calcext:value-type="float">
            <text:p>0.000482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48342" calcext:value-type="float">
            <text:p>0.00048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8426" calcext:value-type="float">
            <text:p>0.000484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851" calcext:value-type="float">
            <text:p>0.00048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8594" calcext:value-type="float">
            <text:p>0.00048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48678" calcext:value-type="float">
            <text:p>0.00048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48762" calcext:value-type="float">
            <text:p>0.000487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48846" calcext:value-type="float">
            <text:p>0.000488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93" calcext:value-type="float">
            <text:p>0.000489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49014" calcext:value-type="float">
            <text:p>0.00049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9098" calcext:value-type="float">
            <text:p>0.000490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9182" calcext:value-type="float">
            <text:p>0.00049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49266" calcext:value-type="float">
            <text:p>0.00049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4935" calcext:value-type="float">
            <text:p>0.000493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49434" calcext:value-type="float">
            <text:p>0.00049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9518" calcext:value-type="float">
            <text:p>0.00049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9602" calcext:value-type="float">
            <text:p>0.00049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49686" calcext:value-type="float">
            <text:p>0.00049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77" calcext:value-type="float">
            <text:p>0.00049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9854" calcext:value-type="float">
            <text:p>0.00049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49938" calcext:value-type="float">
            <text:p>0.00049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21:35.886535945</dc:date>
    <meta:editing-duration>PT58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4cm" svg:height="15.706cm" xlink:href=".." xlink:type="simple" chart:class="chart:scatter" chart:style-name="ch1">
        <chart:title svg:x="7.406cm" svg:y="0.45cm" chart:style-name="ch2">
          <text:p>Series RLC Circuit, Underdamped, 1k</text:p>
        </chart:title>
        <chart:legend chart:legend-position="end" svg:x="20.62cm" svg:y="7.305cm" style:legend-expansion="high" chart:style-name="ch3"/>
        <chart:plot-area chart:style-name="ch4" table:cell-range-address="RLC_underdamped_R1K.A1:RLC_underdamped_R1K.C1191" chart:data-source-has-labels="row" svg:x="1.459cm" svg:y="1.543cm" svg:width="18.713cm" svg:height="12.868cm">
          <chartooo:coordinate-region svg:x="2.292cm" svg:y="1.742cm" svg:width="17.362cm" svg:height="12.47cm"/>
          <chart:axis chart:dimension="x" chart:name="primary-x" chart:style-name="ch5">
            <chart:title svg:x="10.189cm" svg:y="14.725cm" chart:style-name="ch6">
              <text:p>Time (s)</text:p>
            </chart:title>
          </chart:axis>
          <chart:axis chart:dimension="y" chart:name="primary-y" chart:style-name="ch5">
            <chart:title svg:x="0.451cm" svg:y="8.828cm" chart:style-name="ch7">
              <text:p>Voltage (V)</text:p>
            </chart:title>
            <chart:grid chart:style-name="ch8" chart:class="major"/>
          </chart:axis>
          <chart:series chart:style-name="ch9" chart:values-cell-range-address="RLC_underdamped_R1K.B2:RLC_underdamped_R1K.B1191" chart:label-cell-address="RLC_underdamped_R1K.B1:RLC_underdamped_R1K.B1" chart:class="chart:scatter">
            <chart:domain table:cell-range-address="RLC_underdamped_R1K.A2:RLC_underdamped_R1K.A1191"/>
            <chart:data-point chart:repeated="1190"/>
          </chart:series>
          <chart:series chart:style-name="ch10" chart:values-cell-range-address="RLC_underdamped_R1K.C2:RLC_underdamped_R1K.C1191" chart:label-cell-address="RLC_underdamped_R1K.C1:RLC_underdamped_R1K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RLC_underdamped_R1K.B1:RLC_underdamped_R1K.B1</svg:desc>
                </draw:g>
              </table:table-cell>
              <table:table-cell office:value-type="string">
                <text:p>Vc</text:p>
                <draw:g>
                  <svg:desc>RLC_underdamped_R1K.C1:RLC_underdamped_R1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LC_underdamped_R1K.A2:RLC_underdamped_R1K.A1191</svg:desc>
                </draw:g>
              </table:table-cell>
              <table:table-cell office:value-type="float" office:value="-0.498492462">
                <text:p>-0.498492462</text:p>
                <draw:g>
                  <svg:desc>RLC_underdamped_R1K.B2:RLC_underdamped_R1K.B1191</svg:desc>
                </draw:g>
              </table:table-cell>
              <table:table-cell office:value-type="float" office:value="-0.442211">
                <text:p>-0.442211</text:p>
                <draw:g>
                  <svg:desc>RLC_underdamped_R1K.C2:RLC_underdamped_R1K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2">
                <text:p>0.00000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84">
                <text:p>0.00000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26">
                <text:p>0.00000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68">
                <text:p>0.00000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1">
                <text:p>0.000002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52">
                <text:p>0.000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94">
                <text:p>0.00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36">
                <text:p>0.00000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78">
                <text:p>0.00000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2">
                <text:p>0.0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62">
                <text:p>0.000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04">
                <text:p>0.00000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546">
                <text:p>0.000005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88">
                <text:p>0.00000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3">
                <text:p>0.000006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72">
                <text:p>0.00000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14">
                <text:p>0.000007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56">
                <text:p>0.00000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798">
                <text:p>0.000007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82">
                <text:p>0.00000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24">
                <text:p>0.00000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966">
                <text:p>0.000009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008">
                <text:p>0.000010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05">
                <text:p>0.000010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92">
                <text:p>0.00001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134">
                <text:p>0.000011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176">
                <text:p>0.00001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218">
                <text:p>0.000012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6">
                <text:p>0.0000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302">
                <text:p>0.000013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344">
                <text:p>0.00001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86">
                <text:p>0.000013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428">
                <text:p>0.00001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7">
                <text:p>0.000014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512">
                <text:p>0.00001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554">
                <text:p>0.000015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596">
                <text:p>0.00001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638">
                <text:p>0.00001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722">
                <text:p>0.00001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764">
                <text:p>0.00001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806">
                <text:p>0.00001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848">
                <text:p>0.0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89">
                <text:p>0.00001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932">
                <text:p>0.00001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974">
                <text:p>0.000019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016">
                <text:p>0.0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058">
                <text:p>0.000020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1">
                <text:p>0.0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42">
                <text:p>0.000021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184">
                <text:p>0.00002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226">
                <text:p>0.000022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268">
                <text:p>0.0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31">
                <text:p>0.00002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352">
                <text:p>0.00002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394">
                <text:p>0.00002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478">
                <text:p>0.00002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562">
                <text:p>0.000025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646">
                <text:p>0.000026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73">
                <text:p>0.000027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2814">
                <text:p>0.00002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898">
                <text:p>0.000028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982">
                <text:p>0.00002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3066">
                <text:p>0.000030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315">
                <text:p>0.000031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3234">
                <text:p>0.000032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318">
                <text:p>0.000033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402">
                <text:p>0.000034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3486">
                <text:p>0.000034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357">
                <text:p>0.000035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3654">
                <text:p>0.000036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3738">
                <text:p>0.000037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3822">
                <text:p>0.000038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3906">
                <text:p>0.000039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399">
                <text:p>0.000039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4074">
                <text:p>0.000040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158">
                <text:p>0.000041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2">
                <text:p>0.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242">
                <text:p>0.000042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4326">
                <text:p>0.000043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441">
                <text:p>0.000044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494">
                <text:p>0.000044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4578">
                <text:p>0.000045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4662">
                <text:p>0.000046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4746">
                <text:p>0.000047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483">
                <text:p>0.000048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4914">
                <text:p>0.000049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4998">
                <text:p>0.000049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5082">
                <text:p>0.000050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124">
                <text:p>0.00005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5166">
                <text:p>0.00005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525">
                <text:p>0.00005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5292">
                <text:p>0.00005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5334">
                <text:p>0.000053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5418">
                <text:p>0.000054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546">
                <text:p>0.00005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5502">
                <text:p>0.000055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5586">
                <text:p>0.000055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5628">
                <text:p>0.000056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567">
                <text:p>0.000056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5754">
                <text:p>0.000057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5796">
                <text:p>0.00005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5838">
                <text:p>0.000058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5922">
                <text:p>0.00005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964">
                <text:p>0.000059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6006">
                <text:p>0.000060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609">
                <text:p>0.000060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6132">
                <text:p>0.00006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6174">
                <text:p>0.000061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6258">
                <text:p>0.000062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63">
                <text:p>0.000063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6342">
                <text:p>0.00006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6426">
                <text:p>0.000064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468">
                <text:p>0.00006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51">
                <text:p>0.00006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6594">
                <text:p>0.00006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6636">
                <text:p>0.00006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6678">
                <text:p>0.00006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6762">
                <text:p>0.000067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6804">
                <text:p>0.000068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6846">
                <text:p>0.000068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693">
                <text:p>0.00006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6972">
                <text:p>0.000069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7014">
                <text:p>0.000070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7098">
                <text:p>0.000070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714">
                <text:p>0.00007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7182">
                <text:p>0.000071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7266">
                <text:p>0.00007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7308">
                <text:p>0.00007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735">
                <text:p>0.00007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7392">
                <text:p>0.00007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7434">
                <text:p>0.00007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7476">
                <text:p>0.00007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7518">
                <text:p>0.00007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756">
                <text:p>0.00007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7602">
                <text:p>0.00007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7644">
                <text:p>0.00007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7686">
                <text:p>0.00007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7728">
                <text:p>0.00007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777">
                <text:p>0.00007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7812">
                <text:p>0.00007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7854">
                <text:p>0.00007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7938">
                <text:p>0.00007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798">
                <text:p>0.000079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8022">
                <text:p>0.000080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8064">
                <text:p>0.000080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8106">
                <text:p>0.000081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8148">
                <text:p>0.00008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819">
                <text:p>0.000081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8274">
                <text:p>0.000082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8316">
                <text:p>0.00008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8358">
                <text:p>0.000083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84">
                <text:p>0.0000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8442">
                <text:p>0.000084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484">
                <text:p>0.00008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8526">
                <text:p>0.000085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861">
                <text:p>0.000086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8652">
                <text:p>0.000086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8694">
                <text:p>0.000086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8778">
                <text:p>0.000087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882">
                <text:p>0.00008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8862">
                <text:p>0.000088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8946">
                <text:p>0.000089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8988">
                <text:p>0.00008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903">
                <text:p>0.000090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9114">
                <text:p>0.000091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9156">
                <text:p>0.00009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9198">
                <text:p>0.00009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924">
                <text:p>0.00009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9282">
                <text:p>0.00009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9324">
                <text:p>0.00009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9366">
                <text:p>0.00009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945">
                <text:p>0.000094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9492">
                <text:p>0.000094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9534">
                <text:p>0.00009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9618">
                <text:p>0.000096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966">
                <text:p>0.00009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9702">
                <text:p>0.00009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9744">
                <text:p>0.00009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9786">
                <text:p>0.000097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9828">
                <text:p>0.00009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987">
                <text:p>0.00009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9912">
                <text:p>0.00009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9954">
                <text:p>0.000099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9996">
                <text:p>0.00009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0038">
                <text:p>0.000100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0122">
                <text:p>0.000101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10164">
                <text:p>0.00010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0206">
                <text:p>0.000102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1029">
                <text:p>0.000102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0332">
                <text:p>0.0001033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10374">
                <text:p>0.000103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0458">
                <text:p>0.000104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105">
                <text:p>0.00010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10542">
                <text:p>0.000105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10626">
                <text:p>0.000106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10668">
                <text:p>0.00010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071">
                <text:p>0.000107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10752">
                <text:p>0.00010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0794">
                <text:p>0.000107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10836">
                <text:p>0.00010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10878">
                <text:p>0.000108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092">
                <text:p>0.00010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962">
                <text:p>0.000109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1004">
                <text:p>0.00011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1046">
                <text:p>0.000110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1088">
                <text:p>0.00011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113">
                <text:p>0.000111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1172">
                <text:p>0.00011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1214">
                <text:p>0.000112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1256">
                <text:p>0.00011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1298">
                <text:p>0.000112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134">
                <text:p>0.00011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1382">
                <text:p>0.000113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1424">
                <text:p>0.00011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1466">
                <text:p>0.000114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1508">
                <text:p>0.00011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155">
                <text:p>0.000115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92">
                <text:p>0.00011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1634">
                <text:p>0.000116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1676">
                <text:p>0.00011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1718">
                <text:p>0.000117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1802">
                <text:p>0.000118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1844">
                <text:p>0.00011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1886">
                <text:p>0.000118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197">
                <text:p>0.000119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2012">
                <text:p>0.00012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2054">
                <text:p>0.000120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2138">
                <text:p>0.000121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218">
                <text:p>0.00012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12306">
                <text:p>0.000123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2348">
                <text:p>0.00012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2474">
                <text:p>0.0001247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12516">
                <text:p>0.00012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12558">
                <text:p>0.000125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126">
                <text:p>0.0001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2642">
                <text:p>0.0001264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2684">
                <text:p>0.00012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2726">
                <text:p>0.000127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12768">
                <text:p>0.00012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1281">
                <text:p>0.000128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12852">
                <text:p>0.00012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12894">
                <text:p>0.000128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2936">
                <text:p>0.000129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2978">
                <text:p>0.000129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302">
                <text:p>0.00013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13062">
                <text:p>0.000130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3104">
                <text:p>0.00013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13146">
                <text:p>0.000131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3188">
                <text:p>0.0001318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323">
                <text:p>0.000132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3272">
                <text:p>0.00013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13314">
                <text:p>0.000133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13356">
                <text:p>0.00013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3398">
                <text:p>0.000133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3482">
                <text:p>0.000134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3524">
                <text:p>0.00013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13566">
                <text:p>0.000135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13608">
                <text:p>0.00013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365">
                <text:p>0.000136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3692">
                <text:p>0.000136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3734">
                <text:p>0.000137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3776">
                <text:p>0.00013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3818">
                <text:p>0.000138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386">
                <text:p>0.00013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3902">
                <text:p>0.000139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3944">
                <text:p>0.00013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986">
                <text:p>0.000139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4028">
                <text:p>0.00014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07">
                <text:p>0.000140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154">
                <text:p>0.000141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4196">
                <text:p>0.00014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4238">
                <text:p>0.000142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428">
                <text:p>0.00014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4322">
                <text:p>0.000143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4364">
                <text:p>0.00014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4406">
                <text:p>0.000144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449">
                <text:p>0.000144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4532">
                <text:p>0.00014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4574">
                <text:p>0.000145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4658">
                <text:p>0.000146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47">
                <text:p>0.00014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14742">
                <text:p>0.000147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14784">
                <text:p>0.00014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14826">
                <text:p>0.000148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14868">
                <text:p>0.00014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1491">
                <text:p>0.000149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4952">
                <text:p>0.00014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14994">
                <text:p>0.000149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15036">
                <text:p>0.000150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15078">
                <text:p>0.000150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15162">
                <text:p>0.000151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15204">
                <text:p>0.000152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15246">
                <text:p>0.0001524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15288">
                <text:p>0.0001528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1533">
                <text:p>0.000153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15372">
                <text:p>0.000153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15414">
                <text:p>0.0001541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5456">
                <text:p>0.000154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5498">
                <text:p>0.000154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1554">
                <text:p>0.000155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15582">
                <text:p>0.0001558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15624">
                <text:p>0.000156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15666">
                <text:p>0.000156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5708">
                <text:p>0.000157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1575">
                <text:p>0.000157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653265">
                <text:p>-1.06532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5792">
                <text:p>0.000157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85427">
                <text:p>-1.0854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15834">
                <text:p>0.000158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125628">
                <text:p>-1.1256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15876">
                <text:p>0.000158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125628">
                <text:p>-1.1256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5918">
                <text:p>0.000159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125628">
                <text:p>-1.1256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1596">
                <text:p>0.0001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1055275">
                <text:p>-1.10552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16002">
                <text:p>0.000160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85427">
                <text:p>-1.0854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16044">
                <text:p>0.000160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16086">
                <text:p>0.000160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16128">
                <text:p>0.000161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1617">
                <text:p>0.000161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16212">
                <text:p>0.000162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16254">
                <text:p>0.000162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6296">
                <text:p>0.000162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16338">
                <text:p>0.000163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1638">
                <text:p>0.0001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16422">
                <text:p>0.000164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16464">
                <text:p>0.000164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16506">
                <text:p>0.000165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16548">
                <text:p>0.000165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659">
                <text:p>0.000165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16632">
                <text:p>0.000166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16674">
                <text:p>0.000166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16716">
                <text:p>0.000167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16758">
                <text:p>0.000167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168">
                <text:p>0.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16842">
                <text:p>0.000168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6884">
                <text:p>0.000168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926">
                <text:p>0.000169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6968">
                <text:p>0.000169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1701">
                <text:p>0.000170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17052">
                <text:p>0.000170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17094">
                <text:p>0.000170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17136">
                <text:p>0.000171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17178">
                <text:p>0.000171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1722">
                <text:p>0.0001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17262">
                <text:p>0.000172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17304">
                <text:p>0.000173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17346">
                <text:p>0.000173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17388">
                <text:p>0.000173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1743">
                <text:p>0.000174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17514">
                <text:p>0.000175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17556">
                <text:p>0.000175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17598">
                <text:p>0.000175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17682">
                <text:p>0.000176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17724">
                <text:p>0.000177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17766">
                <text:p>0.000177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1785">
                <text:p>0.000178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17892">
                <text:p>0.000178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17934">
                <text:p>0.000179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18018">
                <text:p>0.000180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1806">
                <text:p>0.0001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18102">
                <text:p>0.000181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18186">
                <text:p>0.000181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18228">
                <text:p>0.000182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1827">
                <text:p>0.000182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8354">
                <text:p>0.000183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8396">
                <text:p>0.000183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8438">
                <text:p>0.000184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8522">
                <text:p>0.000185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8564">
                <text:p>0.000185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8606">
                <text:p>0.000186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869">
                <text:p>0.000186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8732">
                <text:p>0.000187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8774">
                <text:p>0.000187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8858">
                <text:p>0.000188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89">
                <text:p>0.0001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8942">
                <text:p>0.000189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9026">
                <text:p>0.000190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9068">
                <text:p>0.00019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911">
                <text:p>0.000191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9194">
                <text:p>0.000191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9236">
                <text:p>0.00019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9278">
                <text:p>0.000192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9362">
                <text:p>0.000193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9404">
                <text:p>0.00019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9446">
                <text:p>0.000194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953">
                <text:p>0.000195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9572">
                <text:p>0.00019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9614">
                <text:p>0.000196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9698">
                <text:p>0.000196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974">
                <text:p>0.0001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9782">
                <text:p>0.000197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9866">
                <text:p>0.000198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9908">
                <text:p>0.000199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95">
                <text:p>0.000199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9992">
                <text:p>0.000199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20034">
                <text:p>0.000200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20076">
                <text:p>0.00020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20118">
                <text:p>0.000201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20202">
                <text:p>0.000202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20244">
                <text:p>0.00020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20286">
                <text:p>0.000202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20328">
                <text:p>0.00020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2037">
                <text:p>0.000203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20412">
                <text:p>0.00020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20454">
                <text:p>0.000204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20496">
                <text:p>0.00020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538">
                <text:p>0.000205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2058">
                <text:p>0.00020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20622">
                <text:p>0.000206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20664">
                <text:p>0.00020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20706">
                <text:p>0.000207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20748">
                <text:p>0.00020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2079">
                <text:p>0.000207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20832">
                <text:p>0.00020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20874">
                <text:p>0.000208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20916">
                <text:p>0.00020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20958">
                <text:p>0.000209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21">
                <text:p>0.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21042">
                <text:p>0.00021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21084">
                <text:p>0.00021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1126">
                <text:p>0.000211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21168">
                <text:p>0.00021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121">
                <text:p>0.000212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21252">
                <text:p>0.00021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1294">
                <text:p>0.000212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21336">
                <text:p>0.00021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21378">
                <text:p>0.00021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2142">
                <text:p>0.00021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21462">
                <text:p>0.00021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21504">
                <text:p>0.00021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21546">
                <text:p>0.000215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21588">
                <text:p>0.00021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2163">
                <text:p>0.000216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21672">
                <text:p>0.00021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1714">
                <text:p>0.000217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21756">
                <text:p>0.00021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21798">
                <text:p>0.000217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21882">
                <text:p>0.00021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1924">
                <text:p>0.00021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21966">
                <text:p>0.000219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22008">
                <text:p>0.00022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2205">
                <text:p>0.000220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2092">
                <text:p>0.00022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2134">
                <text:p>0.000221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2176">
                <text:p>0.00022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2218">
                <text:p>0.000222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226">
                <text:p>0.0002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2302">
                <text:p>0.000223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2344">
                <text:p>0.00022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2386">
                <text:p>0.000223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247">
                <text:p>0.000224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2554">
                <text:p>0.000225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2638">
                <text:p>0.00022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2722">
                <text:p>0.000227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2806">
                <text:p>0.00022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289">
                <text:p>0.000228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2974">
                <text:p>0.000229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3058">
                <text:p>0.000230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31">
                <text:p>0.0002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3142">
                <text:p>0.000231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3226">
                <text:p>0.000232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331">
                <text:p>0.00023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3394">
                <text:p>0.00023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3478">
                <text:p>0.00023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3562">
                <text:p>0.000235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3646">
                <text:p>0.000236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373">
                <text:p>0.000237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3814">
                <text:p>0.00023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3898">
                <text:p>0.000238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394">
                <text:p>0.0002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23982">
                <text:p>0.00023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24066">
                <text:p>0.000240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2415">
                <text:p>0.000241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24234">
                <text:p>0.000242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24318">
                <text:p>0.000243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24402">
                <text:p>0.000244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24486">
                <text:p>0.000244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2457">
                <text:p>0.000245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24654">
                <text:p>0.000246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24738">
                <text:p>0.000247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24822">
                <text:p>0.000248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24906">
                <text:p>0.000249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2499">
                <text:p>0.000249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25074">
                <text:p>0.0002507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25116">
                <text:p>0.000251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25158">
                <text:p>0.0002515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252">
                <text:p>0.000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25242">
                <text:p>0.000252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25284">
                <text:p>0.000252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25326">
                <text:p>0.000253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5368">
                <text:p>0.00025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541">
                <text:p>0.0002541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5452">
                <text:p>0.000254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25494">
                <text:p>0.000254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25536">
                <text:p>0.00025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25578">
                <text:p>0.000255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2562">
                <text:p>0.00025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25662">
                <text:p>0.000256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5704">
                <text:p>0.00025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25746">
                <text:p>0.000257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5788">
                <text:p>0.000257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2583">
                <text:p>0.000258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25872">
                <text:p>0.000258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25914">
                <text:p>0.000259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25956">
                <text:p>0.000259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25998">
                <text:p>0.000259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2604">
                <text:p>0.00026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26082">
                <text:p>0.0002608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26124">
                <text:p>0.000261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26166">
                <text:p>0.000261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26208">
                <text:p>0.000262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2625">
                <text:p>0.000262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26292">
                <text:p>0.000262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26334">
                <text:p>0.000263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26376">
                <text:p>0.000263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26418">
                <text:p>0.000264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2646">
                <text:p>0.000264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26502">
                <text:p>0.000265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26544">
                <text:p>0.000265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26586">
                <text:p>0.000265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26628">
                <text:p>0.00026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2667">
                <text:p>0.00026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26712">
                <text:p>0.000267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26754">
                <text:p>0.000267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26796">
                <text:p>0.00026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26838">
                <text:p>0.000268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26922">
                <text:p>0.000269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26964">
                <text:p>0.00026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27006">
                <text:p>0.000270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7048">
                <text:p>0.000270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709">
                <text:p>0.000270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7132">
                <text:p>0.00027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27174">
                <text:p>0.0002717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27216">
                <text:p>0.000272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27258">
                <text:p>0.000272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273">
                <text:p>0.00027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27342">
                <text:p>0.00027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7384">
                <text:p>0.00027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27426">
                <text:p>0.000274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27468">
                <text:p>0.00027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2751">
                <text:p>0.000275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27552">
                <text:p>0.00027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27594">
                <text:p>0.00027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636">
                <text:p>0.00027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27678">
                <text:p>0.00027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2772">
                <text:p>0.00027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27762">
                <text:p>0.000277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27804">
                <text:p>0.000278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27846">
                <text:p>0.000278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27888">
                <text:p>0.0002788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27972">
                <text:p>0.0002797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28014">
                <text:p>0.00028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28056">
                <text:p>0.00028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28098">
                <text:p>0.000280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2814">
                <text:p>0.00028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28182">
                <text:p>0.00028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28224">
                <text:p>0.00028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28266">
                <text:p>0.00028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8308">
                <text:p>0.00028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2835">
                <text:p>0.00028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28392">
                <text:p>0.00028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28434">
                <text:p>0.000284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28476">
                <text:p>0.00028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28518">
                <text:p>0.00028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2856">
                <text:p>0.00028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28602">
                <text:p>0.00028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8644">
                <text:p>0.00028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28686">
                <text:p>0.00028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28728">
                <text:p>0.00028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77">
                <text:p>0.000287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28812">
                <text:p>0.00028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28854">
                <text:p>0.00028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8896">
                <text:p>0.00028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8938">
                <text:p>0.000289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898">
                <text:p>0.00028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29022">
                <text:p>0.000290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9064">
                <text:p>0.000290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29106">
                <text:p>0.000291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29148">
                <text:p>0.00029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2919">
                <text:p>0.000291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29232">
                <text:p>0.00029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29274">
                <text:p>0.000292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29316">
                <text:p>0.000293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29358">
                <text:p>0.000293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294">
                <text:p>0.0002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29442">
                <text:p>0.000294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29484">
                <text:p>0.00029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29526">
                <text:p>0.000295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29568">
                <text:p>0.00029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2961">
                <text:p>0.000296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29652">
                <text:p>0.000296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29694">
                <text:p>0.000296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29736">
                <text:p>0.000297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29778">
                <text:p>0.000297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2982">
                <text:p>0.00029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9862">
                <text:p>0.000298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29904">
                <text:p>0.00029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29946">
                <text:p>0.000299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29988">
                <text:p>0.00029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3003">
                <text:p>0.000300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30072">
                <text:p>0.00030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30114">
                <text:p>0.000301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30156">
                <text:p>0.00030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198">
                <text:p>0.00030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30282">
                <text:p>0.00030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30324">
                <text:p>0.00030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30366">
                <text:p>0.000303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0408">
                <text:p>0.00030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3045">
                <text:p>0.000304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0492">
                <text:p>0.00030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30534">
                <text:p>0.00030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30576">
                <text:p>0.00030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18">
                <text:p>0.000306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3066">
                <text:p>0.00030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30702">
                <text:p>0.00030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30744">
                <text:p>0.00030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30786">
                <text:p>0.000307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0828">
                <text:p>0.00030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3087">
                <text:p>0.00030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30912">
                <text:p>0.00030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30954">
                <text:p>0.000309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30996">
                <text:p>0.00030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31038">
                <text:p>0.000310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3108">
                <text:p>0.00031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31122">
                <text:p>0.000311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31164">
                <text:p>0.00031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31206">
                <text:p>0.000312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31248">
                <text:p>0.00031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3129">
                <text:p>0.000312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31332">
                <text:p>0.0003133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31374">
                <text:p>0.000313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1416">
                <text:p>0.00031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31458">
                <text:p>0.000314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315">
                <text:p>0.00031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31542">
                <text:p>0.000315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1584">
                <text:p>0.00031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31626">
                <text:p>0.000316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31668">
                <text:p>0.00031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3171">
                <text:p>0.000317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1752">
                <text:p>0.00031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1794">
                <text:p>0.000317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31836">
                <text:p>0.00031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31878">
                <text:p>0.000318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3192">
                <text:p>0.00031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31962">
                <text:p>0.000319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32004">
                <text:p>0.00032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32046">
                <text:p>0.000320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32088">
                <text:p>0.00032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3213">
                <text:p>0.000321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32172">
                <text:p>0.00032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32214">
                <text:p>0.000322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32256">
                <text:p>0.00032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32298">
                <text:p>0.000322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3234">
                <text:p>0.00032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32382">
                <text:p>0.000323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32424">
                <text:p>0.00032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32466">
                <text:p>0.000324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32508">
                <text:p>0.000325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3255">
                <text:p>0.000325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32592">
                <text:p>0.00032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2634">
                <text:p>0.000326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32676">
                <text:p>0.00032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32718">
                <text:p>0.000327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3276">
                <text:p>0.00032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2802">
                <text:p>0.000328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32844">
                <text:p>0.00032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32886">
                <text:p>0.000328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32928">
                <text:p>0.00032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297">
                <text:p>0.000329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33012">
                <text:p>0.00033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33054">
                <text:p>0.000330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33096">
                <text:p>0.00033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33138">
                <text:p>0.000331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3318">
                <text:p>0.00033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33222">
                <text:p>0.000332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33264">
                <text:p>0.00033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33306">
                <text:p>0.000333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3348">
                <text:p>0.00033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3339">
                <text:p>0.000333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3432">
                <text:p>0.0003343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3474">
                <text:p>0.000334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3516">
                <text:p>0.00033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33558">
                <text:p>0.000335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336">
                <text:p>0.0003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3642">
                <text:p>0.000336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33684">
                <text:p>0.00033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33726">
                <text:p>0.000337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33768">
                <text:p>0.00033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3381">
                <text:p>0.000338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33852">
                <text:p>0.000338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33894">
                <text:p>0.0003389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3936">
                <text:p>0.00033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33978">
                <text:p>0.000339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3402">
                <text:p>0.00034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34062">
                <text:p>0.000340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34104">
                <text:p>0.00034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34146">
                <text:p>0.000341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34188">
                <text:p>0.00034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3423">
                <text:p>0.000342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4272">
                <text:p>0.00034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4314">
                <text:p>0.000343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34356">
                <text:p>0.00034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34398">
                <text:p>0.000343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3444">
                <text:p>0.00034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4482">
                <text:p>0.000344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34524">
                <text:p>0.00034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4566">
                <text:p>0.000345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4608">
                <text:p>0.00034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34692">
                <text:p>0.00034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34734">
                <text:p>0.000347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34776">
                <text:p>0.00034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34818">
                <text:p>0.000348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3486">
                <text:p>0.00034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34902">
                <text:p>0.000349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4944">
                <text:p>0.00034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34986">
                <text:p>0.000349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35028">
                <text:p>0.00035028</text:p>
              </table:table-cell>
              <table:table-cell office:value-type="float" office:value="-0.385929648">
                <text:p>-0.385929648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3507">
                <text:p>0.000350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35154">
                <text:p>0.000351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35196">
                <text:p>0.000351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5238">
                <text:p>0.000352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35322">
                <text:p>0.0003532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5364">
                <text:p>0.000353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35406">
                <text:p>0.000354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3549">
                <text:p>0.000354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5532">
                <text:p>0.000355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5574">
                <text:p>0.0003557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35658">
                <text:p>0.000356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357">
                <text:p>0.000357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35742">
                <text:p>0.000357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85427">
                <text:p>-1.0854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35826">
                <text:p>0.000358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125628">
                <text:p>-1.1256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5868">
                <text:p>0.000358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1457285">
                <text:p>-1.14572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3591">
                <text:p>0.000359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1457285">
                <text:p>-1.14572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1055275">
                <text:p>-1.10552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35994">
                <text:p>0.000359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1055275">
                <text:p>-1.10552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36036">
                <text:p>0.000360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36078">
                <text:p>0.000360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05025">
                <text:p>-1.0050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36162">
                <text:p>0.000361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36204">
                <text:p>0.000362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36246">
                <text:p>0.000362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3633">
                <text:p>0.000363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36372">
                <text:p>0.000363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36414">
                <text:p>0.000364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6498">
                <text:p>0.000364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3654">
                <text:p>0.00036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36582">
                <text:p>0.000365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36666">
                <text:p>0.000366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36708">
                <text:p>0.000367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3675">
                <text:p>0.000367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36834">
                <text:p>0.000368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36876">
                <text:p>0.000368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36918">
                <text:p>0.000369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37002">
                <text:p>0.000370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37044">
                <text:p>0.000370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37086">
                <text:p>0.000370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3717">
                <text:p>0.000371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37212">
                <text:p>0.000372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37254">
                <text:p>0.000372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37338">
                <text:p>0.000373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3738">
                <text:p>0.00037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7422">
                <text:p>0.000374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37506">
                <text:p>0.000375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37548">
                <text:p>0.000375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3759">
                <text:p>0.000375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37674">
                <text:p>0.000376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37716">
                <text:p>0.000377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37758">
                <text:p>0.000377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78">
                <text:p>0.000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37842">
                <text:p>0.000378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37884">
                <text:p>0.000378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37926">
                <text:p>0.000379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3801">
                <text:p>0.000380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8052">
                <text:p>0.000380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38094">
                <text:p>0.000380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38178">
                <text:p>0.000381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3822">
                <text:p>0.00038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8262">
                <text:p>0.000382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38346">
                <text:p>0.000383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38388">
                <text:p>0.000383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3843">
                <text:p>0.000384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38514">
                <text:p>0.000385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8556">
                <text:p>0.000385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38598">
                <text:p>0.000385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38682">
                <text:p>0.000386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8724">
                <text:p>0.000387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8766">
                <text:p>0.000387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885">
                <text:p>0.000388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38892">
                <text:p>0.000388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38934">
                <text:p>0.000389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39018">
                <text:p>0.000390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3906">
                <text:p>0.00039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102">
                <text:p>0.000391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39186">
                <text:p>0.000391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39228">
                <text:p>0.000392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3927">
                <text:p>0.000392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39354">
                <text:p>0.000393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39396">
                <text:p>0.000393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39438">
                <text:p>0.000394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39522">
                <text:p>0.000395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39564">
                <text:p>0.000395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39606">
                <text:p>0.000396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969">
                <text:p>0.000396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9732">
                <text:p>0.000397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39774">
                <text:p>0.000397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9858">
                <text:p>0.000398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399">
                <text:p>0.00039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39942">
                <text:p>0.000399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0026">
                <text:p>0.000400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40068">
                <text:p>0.00040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011">
                <text:p>0.000401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40194">
                <text:p>0.000401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40236">
                <text:p>0.00040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40278">
                <text:p>0.000402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40362">
                <text:p>0.000403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0404">
                <text:p>0.00040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40446">
                <text:p>0.000404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4053">
                <text:p>0.000405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40572">
                <text:p>0.00040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0614">
                <text:p>0.000406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40698">
                <text:p>0.000406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4074">
                <text:p>0.00040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0782">
                <text:p>0.000407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40866">
                <text:p>0.000408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40908">
                <text:p>0.00040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4095">
                <text:p>0.000409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41034">
                <text:p>0.000410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41076">
                <text:p>0.000410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41118">
                <text:p>0.000411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41202">
                <text:p>0.000412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41244">
                <text:p>0.00041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41286">
                <text:p>0.000412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137">
                <text:p>0.000413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41412">
                <text:p>0.00041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41454">
                <text:p>0.000414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1538">
                <text:p>0.000415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4158">
                <text:p>0.00041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1622">
                <text:p>0.000416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1706">
                <text:p>0.000417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41748">
                <text:p>0.00041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179">
                <text:p>0.000417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1874">
                <text:p>0.000418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1916">
                <text:p>0.00041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1958">
                <text:p>0.000419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42">
                <text:p>0.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2042">
                <text:p>0.00042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42084">
                <text:p>0.00042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42126">
                <text:p>0.00042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4221">
                <text:p>0.000422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42252">
                <text:p>0.00042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42294">
                <text:p>0.00042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2378">
                <text:p>0.00042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42462">
                <text:p>0.00042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42546">
                <text:p>0.000425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263">
                <text:p>0.00042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42714">
                <text:p>0.000427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42798">
                <text:p>0.000427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42882">
                <text:p>0.00042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42966">
                <text:p>0.00042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4305">
                <text:p>0.000430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134">
                <text:p>0.000431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43218">
                <text:p>0.000432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4326">
                <text:p>0.00043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43302">
                <text:p>0.000433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43386">
                <text:p>0.000433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4347">
                <text:p>0.000434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43554">
                <text:p>0.000435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43638">
                <text:p>0.00043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43722">
                <text:p>0.000437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43806">
                <text:p>0.00043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4389">
                <text:p>0.000438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43974">
                <text:p>0.000439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44058">
                <text:p>0.000440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441">
                <text:p>0.00044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44142">
                <text:p>0.000441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44226">
                <text:p>0.000442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4431">
                <text:p>0.00044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44394">
                <text:p>0.000443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44478">
                <text:p>0.00044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44562">
                <text:p>0.000445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4646">
                <text:p>0.000446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4473">
                <text:p>0.000447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4814">
                <text:p>0.00044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4898">
                <text:p>0.000448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44982">
                <text:p>0.00044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45024">
                <text:p>0.000450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45066">
                <text:p>0.00045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45108">
                <text:p>0.00045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4515">
                <text:p>0.000451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45192">
                <text:p>0.00045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45234">
                <text:p>0.000452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45276">
                <text:p>0.000452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5318">
                <text:p>0.000453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4536">
                <text:p>0.0004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45402">
                <text:p>0.000454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45444">
                <text:p>0.000454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45486">
                <text:p>0.0004548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45528">
                <text:p>0.00045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4557">
                <text:p>0.000455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45612">
                <text:p>0.000456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45654">
                <text:p>0.000456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45696">
                <text:p>0.000456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5738">
                <text:p>0.000457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4578">
                <text:p>0.00045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822">
                <text:p>0.000458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45864">
                <text:p>0.000458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45906">
                <text:p>0.000459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45948">
                <text:p>0.000459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4599">
                <text:p>0.000459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46032">
                <text:p>0.000460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6074">
                <text:p>0.000460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46116">
                <text:p>0.000461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158">
                <text:p>0.000461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462">
                <text:p>0.00046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46242">
                <text:p>0.000462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46284">
                <text:p>0.000462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6326">
                <text:p>0.000463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46368">
                <text:p>0.0004636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4641">
                <text:p>0.000464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46452">
                <text:p>0.000464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6494">
                <text:p>0.000464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46536">
                <text:p>0.000465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46578">
                <text:p>0.000465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4662">
                <text:p>0.0004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46662">
                <text:p>0.00046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46704">
                <text:p>0.000467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46746">
                <text:p>0.00046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46788">
                <text:p>0.000467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683">
                <text:p>0.000468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46872">
                <text:p>0.000468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46914">
                <text:p>0.000469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46956">
                <text:p>0.000469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46998">
                <text:p>0.000469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4704">
                <text:p>0.00047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47082">
                <text:p>0.000470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47124">
                <text:p>0.00047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47166">
                <text:p>0.000471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47208">
                <text:p>0.000472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4725">
                <text:p>0.00047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47292">
                <text:p>0.00047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7334">
                <text:p>0.000473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47376">
                <text:p>0.000473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47418">
                <text:p>0.000474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4746">
                <text:p>0.0004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47502">
                <text:p>0.000475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47544">
                <text:p>0.00047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7586">
                <text:p>0.00047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47628">
                <text:p>0.00047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4767">
                <text:p>0.000476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47712">
                <text:p>0.0004771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47754">
                <text:p>0.00047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47796">
                <text:p>0.00047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47838">
                <text:p>0.00047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4788">
                <text:p>0.00047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47922">
                <text:p>0.00047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47964">
                <text:p>0.000479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48006">
                <text:p>0.000480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48048">
                <text:p>0.00048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4809">
                <text:p>0.000480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48132">
                <text:p>0.00048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48174">
                <text:p>0.000481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48216">
                <text:p>0.000482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48258">
                <text:p>0.000482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483">
                <text:p>0.00048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48342">
                <text:p>0.00048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48384">
                <text:p>0.00048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48426">
                <text:p>0.000484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48468">
                <text:p>0.00048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4851">
                <text:p>0.00048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48552">
                <text:p>0.00048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48594">
                <text:p>0.00048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48636">
                <text:p>0.00048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48678">
                <text:p>0.00048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4872">
                <text:p>0.00048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48762">
                <text:p>0.000487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48804">
                <text:p>0.000488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48846">
                <text:p>0.000488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48888">
                <text:p>0.000488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4893">
                <text:p>0.000489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48972">
                <text:p>0.000489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49014">
                <text:p>0.00049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49056">
                <text:p>0.00049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49098">
                <text:p>0.000490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4914">
                <text:p>0.00049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49182">
                <text:p>0.00049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49224">
                <text:p>0.00049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49266">
                <text:p>0.00049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49308">
                <text:p>0.00049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4935">
                <text:p>0.000493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49392">
                <text:p>0.00049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49434">
                <text:p>0.00049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49476">
                <text:p>0.00049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49518">
                <text:p>0.00049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4956">
                <text:p>0.000495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49602">
                <text:p>0.00049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49644">
                <text:p>0.000496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49686">
                <text:p>0.00049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49728">
                <text:p>0.00049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4977">
                <text:p>0.00049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49812">
                <text:p>0.00049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49854">
                <text:p>0.00049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49896">
                <text:p>0.00049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49938">
                <text:p>0.00049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